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 Condensed" svg:font-family="'Roboto Condensed', sans-serif"/>
    <style:font-face style:name="Roboto1" svg:font-family="Roboto, sans-serif"/>
    <style:font-face style:name="Verdana" svg:font-family="Verdana, Helvetica, Arial, sans-serif"/>
    <style:font-face style:name="Roboto" svg:font-family="Roboto" style:font-pitch="variable"/>
    <style:font-face style:name="Roboto Condensed1" svg:font-family="'Roboto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8.5cm" style:rel-width="100%" table:align="left"/>
    </style:style>
    <style:style style:name="Table2.A" style:family="table-column">
      <style:table-column-properties style:column-width="9.753cm" style:rel-column-width="34550*"/>
    </style:style>
    <style:style style:name="Table2.B" style:family="table-column">
      <style:table-column-properties style:column-width="8.747cm" style:rel-column-width="30984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8.5cm" table:align="left"/>
    </style:style>
    <style:style style:name="Table3.A" style:family="table-column">
      <style:table-column-properties style:column-width="2.205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15.896cm"/>
    </style:style>
    <style:style style:name="Table3.A1" style:family="table-cell">
      <style:table-cell-properties style:vertical-align="" fo:padding="0.049cm" fo:border="none"/>
    </style:style>
    <style:style style:name="Table4" style:family="table">
      <style:table-properties style:width="15.304cm" table:align="left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2.511cm"/>
    </style:style>
    <style:style style:name="Table4.A1" style:family="table-cell">
      <style:table-cell-properties style:vertical-align="" fo:padding="0.049cm" fo:border="none"/>
    </style:style>
    <style:style style:name="Table5" style:family="table">
      <style:table-properties style:width="13.998cm" table:align="left"/>
    </style:style>
    <style:style style:name="Table5.A" style:family="table-column">
      <style:table-column-properties style:column-width="1.238cm"/>
    </style:style>
    <style:style style:name="Table5.B" style:family="table-column">
      <style:table-column-properties style:column-width="12.76cm"/>
    </style:style>
    <style:style style:name="Table5.A1" style:family="table-cell">
      <style:table-cell-properties style:vertical-align="" fo:padding="0.049cm" fo:border="none"/>
    </style:style>
    <style:style style:name="Table6" style:family="table">
      <style:table-properties style:width="10.493cm" table:align="left"/>
    </style:style>
    <style:style style:name="Table6.A" style:family="table-column">
      <style:table-column-properties style:column-width="2.418cm"/>
    </style:style>
    <style:style style:name="Table6.B" style:family="table-column">
      <style:table-column-properties style:column-width="8.075cm"/>
    </style:style>
    <style:style style:name="Table6.A1" style:family="table-cell">
      <style:table-cell-properties style:vertical-align="" fo:padding="0.049cm" fo:border="none"/>
    </style:style>
    <style:style style:name="Table7" style:family="table">
      <style:table-properties style:width="11.576cm" table:align="left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9.486cm"/>
    </style:style>
    <style:style style:name="Table7.A1" style:family="table-cell">
      <style:table-cell-properties style:vertical-align="" fo:padding="0.049cm" fo:border="none"/>
    </style:style>
    <style:style style:name="Table8" style:family="table">
      <style:table-properties style:width="12.554cm" table:align="left"/>
    </style:style>
    <style:style style:name="Table8.A" style:family="table-column">
      <style:table-column-properties style:column-width="4.052cm"/>
    </style:style>
    <style:style style:name="Table8.B" style:family="table-column">
      <style:table-column-properties style:column-width="8.502cm"/>
    </style:style>
    <style:style style:name="Table8.A1" style:family="table-cell">
      <style:table-cell-properties style:vertical-align="" fo:padding="0.049cm" fo:border="none"/>
    </style:style>
    <style:style style:name="Table9" style:family="table">
      <style:table-properties style:width="6.675cm" table:align="left"/>
    </style:style>
    <style:style style:name="Table9.A" style:family="table-column">
      <style:table-column-properties style:column-width="2.708cm"/>
    </style:style>
    <style:style style:name="Table9.B" style:family="table-column">
      <style:table-column-properties style:column-width="3.967cm"/>
    </style:style>
    <style:style style:name="Table9.A1" style:family="table-cell">
      <style:table-cell-properties style:vertical-align="" fo:padding="0.049cm" fo:border="none"/>
    </style:style>
    <style:style style:name="Table10" style:family="table">
      <style:table-properties style:width="18.5cm" table:align="left"/>
    </style:style>
    <style:style style:name="Table10.A" style:family="table-column">
      <style:table-column-properties style:column-width="2.394cm"/>
    </style:style>
    <style:style style:name="Table10.B" style:family="table-column">
      <style:table-column-properties style:column-width="0.383cm"/>
    </style:style>
    <style:style style:name="Table10.C" style:family="table-column">
      <style:table-column-properties style:column-width="15.723cm"/>
    </style:style>
    <style:style style:name="Table10.A1" style:family="table-cell">
      <style:table-cell-properties style:vertical-align="" fo:padding="0.049cm" fo:border="none"/>
    </style:style>
    <style:style style:name="Table10.8" style:family="table-row">
      <style:table-row-properties style:min-row-height="0.642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style:font-name="Roboto"/>
    </style:style>
    <style:style style:name="P3" style:family="paragraph" style:parent-style-name="Table_20_Contents">
      <style:text-properties style:font-name="Roboto" fo:font-size="2pt" style:font-size-asian="2pt" style:font-size-complex="2pt"/>
    </style:style>
    <style:style style:name="P4" style:family="paragraph" style:parent-style-name="Table_20_Contents">
      <style:text-properties style:font-name="Roboto" fo:font-weight="normal"/>
    </style:style>
    <style:style style:name="P5" style:family="paragraph" style:parent-style-name="Table_20_Contents">
      <style:paragraph-properties fo:text-align="end" style:justify-single-word="false"/>
      <style:text-properties style:font-name="Roboto"/>
    </style:style>
    <style:style style:name="P6" style:family="paragraph" style:parent-style-name="Table_20_Contents">
      <style:text-properties officeooo:paragraph-rsid="002994fe"/>
    </style:style>
    <style:style style:name="P7" style:family="paragraph" style:parent-style-name="Table_20_Contents">
      <style:text-properties style:use-window-font-color="true"/>
    </style:style>
    <style:style style:name="P8" style:family="paragraph" style:parent-style-name="Heading_20_1">
      <style:paragraph-properties fo:margin-top="0cm" fo:margin-bottom="0.75cm" loext:contextual-spacing="false" fo:text-align="center" style:justify-single-word="false" fo:orphans="2" fo:widows="2"/>
      <style:text-properties fo:text-transform="uppercase" fo:color="#000000" style:font-name="Roboto" fo:font-size="17.6499996185303pt" fo:letter-spacing="normal" fo:font-style="normal" style:text-underline-style="solid" style:text-underline-width="auto" style:text-underline-color="font-color" fo:font-weight="normal" officeooo:paragraph-rsid="002926c0"/>
    </style:style>
    <style:style style:name="P9" style:family="paragraph" style:parent-style-name="Heading_20_2">
      <style:paragraph-properties fo:margin-top="0cm" fo:margin-bottom="0.75cm" loext:contextual-spacing="false" fo:text-align="center" style:justify-single-word="false" fo:orphans="2" fo:widows="2" fo:padding="0cm" fo:border="none"/>
      <style:text-properties fo:text-transform="uppercase" fo:color="#000000" style:font-name="Roboto" fo:font-size="15.6999998092651pt" fo:letter-spacing="normal" fo:font-style="normal" fo:font-weight="normal"/>
    </style:style>
    <style:style style:name="P10" style:family="paragraph" style:parent-style-name="Heading_20_2">
      <style:paragraph-properties fo:margin-top="0cm" fo:margin-bottom="0.75cm" loext:contextual-spacing="false" fo:text-align="center" style:justify-single-word="false" fo:orphans="2" fo:widows="2" fo:padding="0cm" fo:border="none"/>
      <style:text-properties fo:text-transform="uppercase" fo:color="#000000" style:font-name="Roboto" fo:font-size="15.6999998092651pt" fo:letter-spacing="normal" fo:font-style="normal" fo:font-weight="normal" officeooo:paragraph-rsid="002926c0"/>
    </style:style>
    <style:style style:name="P11" style:family="paragraph" style:parent-style-name="Heading_20_2">
      <style:paragraph-properties fo:margin-top="1cm" fo:margin-bottom="0.75cm" loext:contextual-spacing="false" fo:text-align="center" style:justify-single-word="false" fo:orphans="2" fo:widows="2" fo:padding="0cm" fo:border="none"/>
      <style:text-properties fo:text-transform="uppercase" fo:color="#000000" style:font-name="Roboto" fo:font-size="15.6999998092651pt" fo:letter-spacing="normal" fo:font-style="normal" fo:font-weight="normal"/>
    </style:style>
    <style:style style:name="P12" style:family="paragraph" style:parent-style-name="Text_20_body">
      <style:paragraph-properties fo:margin-top="0cm" fo:margin-bottom="2.309cm" loext:contextual-spacing="false" fo:orphans="2" fo:widows="2"/>
    </style:style>
    <style:style style:name="P13" style:family="paragraph" style:parent-style-name="Text_20_body">
      <style:paragraph-properties fo:margin-top="0cm" fo:margin-bottom="2.309cm" loext:contextual-spacing="false" fo:orphans="2" fo:widows="2"/>
      <style:text-properties style:font-name="Roboto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Robo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fo:font-weight="normal"/>
    </style:style>
    <style:style style:name="T4" style:family="text">
      <style:text-properties fo:font-size="12.4499998092651pt" fo:font-weight="normal"/>
    </style:style>
    <style:style style:name="T5" style:family="text">
      <style:text-properties fo:color="#000080" style:font-name="Roboto"/>
    </style:style>
    <style:style style:name="T6" style:family="text">
      <style:text-properties fo:color="#000080" style:font-name="Roboto" fo:font-weight="normal"/>
    </style:style>
    <style:style style:name="T7" style:family="text">
      <style:text-properties fo:color="#000080" style:font-name="Roboto" fo:font-weight="bold" style:font-weight-asian="bold" style:font-weight-complex="bold"/>
    </style:style>
    <style:style style:name="T8" style:family="text">
      <style:text-properties fo:color="#000080" style:font-name="Roboto Condensed1" fo:font-weight="normal"/>
    </style:style>
    <style:style style:name="T9" style:family="text">
      <style:text-properties fo:color="#b0b0b0" style:font-name="Roboto Condensed1"/>
    </style:style>
    <style:style style:name="T10" style:family="text">
      <style:text-properties fo:color="#b0b0b0" style:font-name="Roboto Condensed1" fo:font-weight="normal"/>
    </style:style>
    <style:style style:name="T11" style:family="text">
      <style:text-properties fo:color="#b0b0b0" style:font-name="Roboto Condensed1" fo:font-weight="normal" officeooo:rsid="002994fe"/>
    </style:style>
    <style:style style:name="T12" style:family="text">
      <style:text-properties fo:font-variant="normal" fo:text-transform="none" fo:color="#000000" style:font-name="Roboto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80" style:font-name="Roboto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use-window-font-color="true" style:font-name="Roboto" fo:font-size="12pt" fo:letter-spacing="normal" fo:font-style="normal" fo:font-weight="normal" style:font-size-asian="12pt" style:font-size-complex="12pt"/>
    </style:style>
    <style:style style:name="T15" style:family="text">
      <style:text-properties style:font-name="Roboto"/>
    </style:style>
    <style:style style:name="T16" style:family="text">
      <style:text-properties style:font-name="Roboto" fo:font-weight="normal"/>
    </style:style>
    <style:style style:name="T17" style:family="text">
      <style:text-properties style:font-name="Roboto" fo:font-weight="normal" officeooo:rsid="002994fe"/>
    </style:style>
    <style:style style:name="T18" style:family="text">
      <style:text-properties style:font-name="Roboto" fo:font-weight="bold" style:font-weight-asian="bold" style:font-weight-complex="bold"/>
    </style:style>
    <style:style style:name="T19" style:family="text">
      <style:text-properties style:font-name="Roboto" fo:font-weight="bold" officeooo:rsid="002994fe" style:font-weight-asian="bold" style:font-weight-complex="bold"/>
    </style:style>
    <style:style style:name="T20" style:family="text">
      <style:text-properties style:font-name="Roboto" officeooo:rsid="002994f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use-window-font-color="true" style:font-name="Roboto"/>
    </style:style>
    <style:style style:name="T23" style:family="text">
      <style:text-properties style:use-window-font-color="true" style:font-name="Roboto" fo:font-weight="bold" style:font-weight-asian="bold" style:font-weight-complex="bold"/>
    </style:style>
    <style:style style:name="T24" style:family="text">
      <style:text-properties style:use-window-font-color="true" style:font-name="Roboto Condensed1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"><text:span text:style-name="T4">Benoît Lubek</text:span><text:span text:style-name="T3"><text:line-break/>19 avenue de Choisy<text:line-break/>75013 Paris<text:line-break/>FRANCE</text:span><text:line-break/>French nationality.</text:p>
            </table:table-cell>
            <table:table-cell table:style-name="Table2.A1" office:value-type="string">
              <text:p text:style-name="P1"><text:span text:style-name="T22">+33 1 45 82 40 87<text:line-break/>blubek@jraf.org<text:line-break/></text:span><text:span text:style-name="T22">JRAF.org</text:span></text:p>
            </table:table-cell>
          </table:table-row>
        </table:table>
        <text:h text:style-name="P8" text:outline-level="1">SOFTWARE ENGINEER</text:h>
        <text:h text:style-name="P10" text:outline-level="2">EMPLOYMENT HISTORY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2">Current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8">Android Developer </text:span><text:span text:style-name="T23">at LESS </text:span><text:span text:style-name="T10">(now part </text:span><text:span text:style-name="T11">of BlaBlaCar</text:span><text:span text:style-name="T10">, software publisher, Paris, France)</text:span></text:p>
            </table:table-cell>
          </table:table-row>
          <table:table-row>
            <table:table-cell table:style-name="Table3.A1" office:value-type="string">
              <text:p text:style-name="P2">Mar. 2017</text:p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Table_20_Contents"><text:span text:style-name="T15">Development of </text:span><text:span text:style-name="T20">the LESS </text:span><text:span text:style-name="T15">app, a peer-to-peer ridesharing service.</text:span>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Started from scratch with another Android developer, and worked from the inception to the publication on the Play Store, and on the maintenance / new features of the app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Setup an MVVM architecture using Arch components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Implemented turn by turn navigation / GPS (incl. voice instructions) features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Strong focus on real time messaging aspects (PubNub, FCM.)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<text:span text:style-name="T1">Environment</text:span>: <text:span text:style-name="T2">Android, Java, Arch components (ViewModel, Room), Databinding, Dagger, Firebase, Mapbox, PubNub, FCM, JSON, Git, Github, Android Studio, Gradle.</text:span></text:p>
            </table:table-cell>
          </table:table-row>
          <table:table-row>
            <table:table-cell table:style-name="Table3.A1" office:value-type="string">
              <text:p text:style-name="P2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P2">2017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8">Android Developer at </text:span><text:span text:style-name="T19">Blackpills</text:span><text:span text:style-name="T17"> </text:span><text:span text:style-name="T10">(media company, Paris, France)</text:span></text:p>
            </table:table-cell>
          </table:table-row>
          <table:table-row>
            <table:table-cell table:style-name="Table3.A1" office:value-type="string">
              <text:p text:style-name="P2">2016</text:p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Table_20_Contents"><text:span text:style-name="T15">Development of the </text:span><text:span text:style-name="T20">Blackpills </text:span><text:span text:style-name="T15">app, a browser and player for original mini series meant for mobile consumption.</text:span>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Started from scratch with 2 other Android developers (full Kotlin)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Strong focus on the UI/UX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Worked on payment, ads, offline mode (video download), and more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<text:span text:style-name="T1">Environment</text:span>: <text:span text:style-name="T2">Android, Kotlin, ExoPlayer, HLS, Swagger, JSON, Git, Gitlab, Android Studio, Gradle.</text:span></text:p>
            </table:table-cell>
          </table:table-row>
          <table:table-row>
            <table:table-cell table:style-name="Table3.A1" office:value-type="string">
              <text:p text:style-name="P2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P2">2016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8">Lead Android Developer at </text:span><text:span text:style-name="T19">Family And Co.</text:span><text:span text:style-name="T17"> </text:span><text:span text:style-name="T10">(software publisher, Paris, France - freelance)</text:span></text:p>
            </table:table-cell>
          </table:table-row>
          <table:table-row>
            <table:table-cell table:style-name="Table3.A1" office:value-type="string">
              <text:p text:style-name="P2">2012</text:p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Table_20_Contents"><text:span text:style-name="T15">Development on the </text:span><text:span text:style-name="T20">FamilyWall </text:span><text:span text:style-name="T15">app, which helps users organize, communicate and share contents within their family.</text:span>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Strong focus on the UI/UX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Implemented a full-featured calendar with month and next events views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Communication with the REST/JSON API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Customized the software for customers (branding, integration.)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<text:span text:style-name="T1">Environment</text:span>: <text:span text:style-name="T2">Android, Java, Custom UI components, C2DM/GCM, In-app purchase, Maps API, Google Play Services, Content Provider, JSON, Git, Jenkins, Android Studio, Gradle.</text:span></text:p>
            </table:table-cell>
          </table:table-row>
          <table:table-row>
            <table:table-cell table:style-name="Table3.A1" office:value-type="string">
              <text:p text:style-name="P2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P2">2012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4"><text:span text:style-name="T21">Lead Android Developer at Plizy</text:span> <text:span text:style-name="T9">(software publisher, Paris, France.)</text:span></text:p>
            </table:table-cell>
          </table:table-row>
          <table:table-row>
            <table:table-cell table:style-name="Table3.A1" office:value-type="string">
              <text:p text:style-name="P2">2011</text:p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Table_20_Contents"><text:span text:style-name="T15">Development of the </text:span><text:span text:style-name="T20">Plizy </text:span><text:span text:style-name="T15">app for tablets, a video aggregator / player.</text:span>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Started from scratch and was responsible for the project from the inception to the publication on the Play Store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Communication with the REST/JSON API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Developed a video player using a VideoView or a WebView depending on the <text:soft-page-break/>provider (YouTube, Vimeo, Dailymotion, …)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Designed and implemented an image caching mechanism for the thumbnails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<text:span text:style-name="T1">Environment</text:span>: <text:span text:style-name="T2">Android, Java, Animations, VideoView, WebView, Content Provider, Facebook, Twitter, JSON, Git, Jenkins, Eclipse.</text:span></text:p>
            </table:table-cell>
          </table:table-row>
          <table:table-row>
            <table:table-cell table:style-name="Table3.A1" office:value-type="string">
              <text:p text:style-name="P2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P2">2011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Table_20_Contents"><text:span text:style-name="T18">Android and Backend Developer at </text:span><text:span text:style-name="T19">Vox Mobili</text:span><text:span text:style-name="T17"> </text:span><text:span text:style-name="T10">(software publisher, Paris, France)</text:span></text:p>
            </table:table-cell>
          </table:table-row>
          <table:table-row>
            <table:table-cell table:style-name="Table3.A1" office:value-type="string">
              <text:p text:style-name="P2">2008</text:p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6"><text:span text:style-name="T15">Development on the </text:span><text:span text:style-name="T20">Phonebook 2.0 </text:span><text:span text:style-name="T15">app for Android, a synchronized and social address book.</text:span>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Designed and implemented a generic engine that integrates with social networks (Twitter, Facebook, LinkedIn, MySpace, …) and managed developers implementing connectors using this engine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Implemented presence / chat features using the RCS protocol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Server-side development on the PIM product (synchronized address book, calendar, tasks, pictures / videos, etc.)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Customized the software for customers: T-Mobile, Bouygues Telecom, Orange, Telstra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<text:span text:style-name="T1">Environment</text:span>: <text:span text:style-name="T2">Android, Java, J2EE, Javascript, Ajax, JSON, SOAP, SyncML, Oracle, Tomcat, Subversion, Eclipse.</text:span></text:p>
            </table:table-cell>
          </table:table-row>
          <table:table-row>
            <table:table-cell table:style-name="Table3.A1" office:value-type="string">
              <text:p text:style-name="P2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P2">2008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6"><text:span text:style-name="T18">Java Developer at </text:span><text:span text:style-name="T19">Oalia</text:span><text:span text:style-name="T17"> </text:span><text:span text:style-name="T10">(software publisher, Suresnes, France)</text:span></text:p>
            </table:table-cell>
          </table:table-row>
          <table:table-row>
            <table:table-cell table:style-name="Table3.A1" office:value-type="string">
              <text:p text:style-name="P2">2006</text:p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Maintained and enhanced the in-house Framework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Development on the OSRM / OSPM v3 and v4 products (spend management software.)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Designed and implemented the Supplier Portal module (remote application communicating using Web Services.)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<text:span text:style-name="T1">Environment</text:span>: <text:span text:style-name="T2">Java, J2EE, Hibernate, Turbine, Velocity, Ajax, SOAP, Axis, Oracle, Tomcat, Weblogic, Subversion, Maven, Eclipse.</text:span></text:p>
            </table:table-cell>
          </table:table-row>
          <table:table-row>
            <table:table-cell table:style-name="Table3.A1" office:value-type="string">
              <text:p text:style-name="P2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P2">2006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6"><text:span text:style-name="T18">Java Developer at </text:span><text:span text:style-name="T19">Pegasis</text:span><text:span text:style-name="T17"> </text:span><text:span text:style-name="T10">(IT services and software publisher, Paris, France)</text:span></text:p>
            </table:table-cell>
          </table:table-row>
          <table:table-row>
            <table:table-cell table:style-name="Table3.A1" office:value-type="string">
              <text:p text:style-name="P2">2003</text:p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Development on web applications (internet/intranet) for customers: France Télécom, l'Apec, Casino, Le Mémorial de la Shoah, Planète TP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Used Pegasis' internal framework (MVC2 model) and Délia CMS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<text:span text:style-name="T1">Environment</text:span>: <text:span text:style-name="T2">Java, J2EE (JSP/Servlets/Taglibs), Tiles, SQL, Oracle, CVS, Tomcat, Ant, IntelliJ, Eclipse.</text:span></text:p>
            </table:table-cell>
          </table:table-row>
          <table:table-row>
            <table:table-cell table:style-name="Table3.A1" office:value-type="string">
              <text:p text:style-name="P2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  <table:table-row>
            <table:table-cell table:style-name="Table3.A1" office:value-type="string">
              <text:p text:style-name="P2">2003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6"><text:span text:style-name="T18">Java Developer at </text:span><text:span text:style-name="T19">Icom Informatique</text:span><text:span text:style-name="T17"> </text:span><text:span text:style-name="T10">(software publisher, Charenton, France)</text:span></text:p>
            </table:table-cell>
          </table:table-row>
          <table:table-row>
            <table:table-cell table:style-name="Table3.A1" office:value-type="string">
              <text:p text:style-name="P2">2001</text:p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Development on the web and Swing applications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 . </text:p>
            </table:table-cell>
            <table:table-cell table:style-name="Table3.A1" office:value-type="string">
              <text:p text:style-name="P2">Ported a scripting language interpreter to Java.</text:p>
            </table:table-cell>
          </table:table-row>
          <table:table-row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2"><text:span text:style-name="T1">Environment</text:span>: <text:span text:style-name="T2">Java, JSP/Servlets, Applets, Swing, Java web start, JavaCC, XML, LDAP, SSL, Visual SourceSafe, Ant, IntelliJ.</text:span></text:p>
            </table:table-cell>
          </table:table-row>
          <table:table-row>
            <table:table-cell table:style-name="Table3.A1" office:value-type="string">
              <text:p text:style-name="P2"> </text:p>
            </table:table-cell>
            <table:table-cell table:style-name="Table3.A1" office:value-type="string">
              <text:p text:style-name="P3"/>
            </table:table-cell>
            <table:table-cell table:style-name="Table3.A1" office:value-type="string">
              <text:p text:style-name="P3"/>
            </table:table-cell>
          </table:table-row>
        </table:table>
        <text:p text:style-name="P13"/>
        <text:h text:style-name="P9" text:outline-level="2"><text:soft-page-break/>SKILLS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"><text:span text:style-name="T1">Development</text:span>:</text:p>
            </table:table-cell>
            <table:table-cell table:style-name="Table4.A1" office:value-type="string">
              <text:p text:style-name="P2">Excellent knowledge of the Android platform.</text:p>
            </table:table-cell>
          </table:table-row>
          <table:table-row>
            <table:table-cell table:style-name="Table4.A1" office:value-type="string">
              <text:p text:style-name="P3"/>
            </table:table-cell>
            <table:table-cell table:style-name="Table4.A1" office:value-type="string">
              <text:p text:style-name="P2">Excellent knowledge of the Java language.</text:p>
            </table:table-cell>
          </table:table-row>
          <table:table-row>
            <table:table-cell table:style-name="Table4.A1" office:value-type="string">
              <text:p text:style-name="P3"/>
            </table:table-cell>
            <table:table-cell table:style-name="Table4.A1" office:value-type="string">
              <text:p text:style-name="P2">Experience with the Kotlin, C++, C, C# languages.</text:p>
            </table:table-cell>
          </table:table-row>
          <table:table-row>
            <table:table-cell table:style-name="Table4.A1" office:value-type="string">
              <text:p text:style-name="P3"/>
            </table:table-cell>
            <table:table-cell table:style-name="Table4.A1" office:value-type="string">
              <text:p text:style-name="P2">Eclipse and IntelliJ environments.</text:p>
            </table:table-cell>
          </table:table-row>
          <table:table-row>
            <table:table-cell table:style-name="Table4.A1" office:value-type="string">
              <text:p text:style-name="P3"/>
            </table:table-cell>
            <table:table-cell table:style-name="Table4.A1" office:value-type="string">
              <text:p text:style-name="P2">Other skills: Shell, Perl, TCL, Pascal, Ada, assembly language.</text:p>
            </table:table-cell>
          </table:table-row>
        </table:table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"><text:span text:style-name="T1">Web</text:span>:</text:p>
            </table:table-cell>
            <table:table-cell table:style-name="Table5.A1" office:value-type="string">
              <text:p text:style-name="P2">Very good knowledge of HTML, CSS, Javascript, XML, XSL/T, Ajax.</text:p>
            </table:table-cell>
          </table:table-row>
          <table:table-row>
            <table:table-cell table:style-name="Table5.A1" office:value-type="string">
              <text:p text:style-name="P3"/>
            </table:table-cell>
            <table:table-cell table:style-name="Table5.A1" office:value-type="string">
              <text:p text:style-name="P2">Frameworks: JSP/Servlets, Struts, Turbine.</text:p>
            </table:table-cell>
          </table:table-row>
          <table:table-row>
            <table:table-cell table:style-name="Table5.A1" office:value-type="string">
              <text:p text:style-name="P3"/>
            </table:table-cell>
            <table:table-cell table:style-name="Table5.A1" office:value-type="string">
              <text:p text:style-name="P2">Other skills: Applets, Velocity, FreeMarker, PHP, Flash.</text:p>
            </table:table-cell>
          </table:table-row>
        </table:table>
        <text:p text:style-name="P14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"><text:span text:style-name="T1">Databases</text:span>:</text:p>
            </table:table-cell>
            <table:table-cell table:style-name="Table6.A1" office:value-type="string">
              <text:p text:style-name="P2">SQL language; Oracle, MySQL and SQLite.</text:p>
            </table:table-cell>
          </table:table-row>
          <table:table-row>
            <table:table-cell table:style-name="Table6.A1" office:value-type="string">
              <text:p text:style-name="P3"/>
            </table:table-cell>
            <table:table-cell table:style-name="Table6.A1" office:value-type="string">
              <text:p text:style-name="P2">JPA, Hibernate, JDBC.</text:p>
            </table:table-cell>
          </table:table-row>
        </table:table>
        <text:p text:style-name="P14"/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"><text:span text:style-name="T1">Concepts</text:span>:</text:p>
            </table:table-cell>
            <table:table-cell table:style-name="Table7.A1" office:value-type="string">
              <text:p text:style-name="P2">Design Patterns; Client/Server Architecture; UML.</text:p>
            </table:table-cell>
          </table:table-row>
        </table:table>
        <text:p text:style-name="P14"/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2"><text:span text:style-name="T1">Operating Systems</text:span>:</text:p>
            </table:table-cell>
            <table:table-cell table:style-name="Table8.A1" office:value-type="string">
              <text:p text:style-name="P2">Good knowledge of Linux / Unix; OSX; Windows.</text:p>
            </table:table-cell>
          </table:table-row>
        </table:table>
        <text:p text:style-name="P14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2"><text:span text:style-name="T1">Languages</text:span>:</text:p>
            </table:table-cell>
            <table:table-cell table:style-name="Table9.A1" office:value-type="string">
              <text:p text:style-name="P2">English: fluent.</text:p>
            </table:table-cell>
          </table:table-row>
          <table:table-row>
            <table:table-cell table:style-name="Table9.A1" office:value-type="string">
              <text:p text:style-name="P3"/>
            </table:table-cell>
            <table:table-cell table:style-name="Table9.A1" office:value-type="string">
              <text:p text:style-name="P2">French: native language.</text:p>
            </table:table-cell>
          </table:table-row>
        </table:table>
        <text:h text:style-name="P11" text:outline-level="2">EDUCATION</text:h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5">2005</text:p>
            </table:table-cell>
            <table:table-cell table:style-name="Table10.A1" office:value-type="string">
              <text:p text:style-name="P2"> . </text:p>
            </table:table-cell>
            <table:table-cell table:style-name="Table10.A1" office:value-type="string">
              <text:p text:style-name="P2">Microsoft certified .NET and C# training (MS-2349, one week.)</text:p>
            </table:table-cell>
          </table:table-row>
          <table:table-row>
            <table:table-cell table:style-name="Table10.A1" office:value-type="string">
              <text:p text:style-name="P2"> </text:p>
            </table:table-cell>
            <table:table-cell table:style-name="Table10.A1" office:value-type="string">
              <text:p text:style-name="P3"/>
            </table:table-cell>
            <table:table-cell table:style-name="Table10.A1" office:value-type="string">
              <text:p text:style-name="P3"/>
            </table:table-cell>
          </table:table-row>
          <table:table-row>
            <table:table-cell table:style-name="Table10.A1" office:value-type="string">
              <text:p text:style-name="P5">1998 - 2001</text:p>
            </table:table-cell>
            <table:table-cell table:style-name="Table10.A1" office:value-type="string">
              <text:p text:style-name="P2"> . </text:p>
            </table:table-cell>
            <table:table-cell table:style-name="Table10.A1" office:value-type="string">
              <text:p text:style-name="P6"><text:span text:style-name="T15">Computer science a</text:span><text:span text:style-name="T20">t EPITA </text:span><text:span text:style-name="T15">(Ecole Pour l'Informatique et les Techniques Avancées), Paris, France.</text:span></text:p>
            </table:table-cell>
          </table:table-row>
          <table:table-row>
            <table:table-cell table:style-name="Table10.A1" office:value-type="string">
              <text:p text:style-name="P3"/>
            </table:table-cell>
            <table:table-cell table:style-name="Table10.A1" office:value-type="string">
              <text:p text:style-name="P2"> . </text:p>
            </table:table-cell>
            <table:table-cell table:style-name="Table10.A1" office:value-type="string">
              <text:p text:style-name="P7"><text:span text:style-name="T15">Information Systems / Software Engineering option.</text:span></text:p>
            </table:table-cell>
          </table:table-row>
          <table:table-row>
            <table:table-cell table:style-name="Table10.A1" office:value-type="string">
              <text:p text:style-name="P2"> </text:p>
            </table:table-cell>
            <table:table-cell table:style-name="Table10.A1" office:value-type="string">
              <text:p text:style-name="P3"/>
            </table:table-cell>
            <table:table-cell table:style-name="Table10.A1" office:value-type="string">
              <text:p text:style-name="P3"/>
            </table:table-cell>
          </table:table-row>
          <table:table-row>
            <table:table-cell table:style-name="Table10.A1" office:value-type="string">
              <text:p text:style-name="P5">1996 - 1998</text:p>
            </table:table-cell>
            <table:table-cell table:style-name="Table10.A1" office:value-type="string">
              <text:p text:style-name="P2"> . </text:p>
            </table:table-cell>
            <table:table-cell table:style-name="Table10.A1" office:value-type="string">
              <text:p text:style-name="Table_20_Contents"><text:span text:style-name="T15">D.U.T. informatique (Diplôme</text:span><text:span text:style-name="T22"> Universitaire Technologique in computer science), Software Engineering option, at I.U.T. of Vélizy, France.</text:span></text:p>
            </table:table-cell>
          </table:table-row>
          <table:table-row>
            <table:table-cell table:style-name="Table10.A1" office:value-type="string">
              <text:p text:style-name="P2"> </text:p>
            </table:table-cell>
            <table:table-cell table:style-name="Table10.A1" office:value-type="string">
              <text:p text:style-name="P3"/>
            </table:table-cell>
            <table:table-cell table:style-name="Table10.A1" office:value-type="string">
              <text:p text:style-name="P3"/>
            </table:table-cell>
          </table:table-row>
          <table:table-row table:style-name="Table10.8">
            <table:table-cell table:style-name="Table10.A1" office:value-type="string">
              <text:p text:style-name="P5">1996</text:p>
            </table:table-cell>
            <table:table-cell table:style-name="Table10.A1" office:value-type="string">
              <text:p text:style-name="P2"> . </text:p>
            </table:table-cell>
            <table:table-cell table:style-name="Table10.A1" office:value-type="string">
              <text:p text:style-name="P2">Baccalauréat, Science series, Mathematics option.</text:p>
            </table:table-cell>
          </table:table-row>
        </table:table>
        <text:h text:style-name="P11" text:outline-level="2">INTERESTS AND HOBBIES</text:h>
        <text:p text:style-name="P12"><text:span text:style-name="T12">Reading (science, science-fiction), music (bass guitar), cinema, roller-blading, geocaching.<text:line-break/></text:span><text:span text:style-name="T14">Android application development (JRAF.org/android/)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Roboto Condensed" svg:font-family="'Roboto Condensed', sans-serif"/>
    <style:font-face style:name="Roboto1" svg:font-family="Roboto, sans-serif"/>
    <style:font-face style:name="Verdana" svg:font-family="Verdana, Helvetica, Arial, sans-serif"/>
    <style:font-face style:name="Roboto" svg:font-family="Roboto" style:font-pitch="variable"/>
    <style:font-face style:name="Roboto Condensed1" svg:font-family="'Roboto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1.251cm" fo:margin-right="1.2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3-04-23T10:27:24</meta:creation-date>
    <dc:date>2018-05-01T17:49:01.702335866</dc:date>
    <meta:editing-duration>PT54M26S</meta:editing-duration>
    <meta:editing-cycles>17</meta:editing-cycles>
    <meta:generator>LibreOffice/5.0.5.2$MacOSX_X86_64 LibreOffice_project/55b006a02d247b5f7215fc6ea0fde844b30035b3</meta:generator>
    <meta:document-statistic meta:table-count="9" meta:image-count="0" meta:object-count="0" meta:page-count="3" meta:paragraph-count="147" meta:word-count="802" meta:character-count="5646" meta:non-whitespace-character-count="4896"/>
  </office:meta>
</office:document-meta>
</file>